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olu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28862.83" calcext:value-type="float">
            <text:p>28862,83</text:p>
          </table:table-cell>
          <table:table-cell office:value-type="float" office:value="8418.33" calcext:value-type="float">
            <text:p>8418,33</text:p>
          </table:table-cell>
          <table:table-cell office:value-type="float" office:value="12026.18" calcext:value-type="float">
            <text:p>12026,18</text:p>
          </table:table-cell>
          <table:table-cell office:value-type="float" office:value="13228.8" calcext:value-type="float">
            <text:p>13228,8</text:p>
          </table:table-cell>
          <table:table-cell office:value-type="float" office:value="12026.18" calcext:value-type="float">
            <text:p>12026,18</text:p>
          </table:table-cell>
          <table:table-cell office:value-type="float" office:value="18039.28" calcext:value-type="float">
            <text:p>18039,28</text:p>
          </table:table-cell>
          <table:table-cell table:formula="of:=SUM([.B2:.G2])" office:value-type="float" office:value="92601.6" calcext:value-type="float">
            <text:p>92601,6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6483.1" calcext:value-type="float">
            <text:p>6483,1</text:p>
          </table:table-cell>
          <table:table-cell office:value-type="float" office:value="1890.9" calcext:value-type="float">
            <text:p>1890,9</text:p>
          </table:table-cell>
          <table:table-cell office:value-type="float" office:value="2701.3" calcext:value-type="float">
            <text:p>2701,3</text:p>
          </table:table-cell>
          <table:table-cell office:value-type="float" office:value="2971.45" calcext:value-type="float">
            <text:p>2971,45</text:p>
          </table:table-cell>
          <table:table-cell office:value-type="float" office:value="2701.3" calcext:value-type="float">
            <text:p>2701,3</text:p>
          </table:table-cell>
          <table:table-cell office:value-type="float" office:value="4051.95" calcext:value-type="float">
            <text:p>4051,95</text:p>
          </table:table-cell>
          <table:table-cell table:formula="of:=SUM([.B3:.G3])" office:value-type="float" office:value="20800" calcext:value-type="float">
            <text:p>208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odla tabulk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20800" calcext:value-type="float">
            <text:p>20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rect</text:p>
          </table:table-cell>
          <table:table-cell office:value-type="float" office:value="16368" calcext:value-type="float">
            <text:p>16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92601.6" calcext:value-type="float">
            <text:p>92601,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irect podla P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7.48" calcext:value-type="float">
            <text:p>7,48</text:p>
          </table:table-cell>
          <table:table-cell office:value-type="float" office:value="2.18" calcext:value-type="float">
            <text:p>2,18</text:p>
          </table:table-cell>
          <table:table-cell office:value-type="float" office:value="3.11" calcext:value-type="float">
            <text:p>3,11</text:p>
          </table:table-cell>
          <table:table-cell office:value-type="float" office:value="3.44" calcext:value-type="float">
            <text:p>3,44</text:p>
          </table:table-cell>
          <table:table-cell office:value-type="float" office:value="3.11" calcext:value-type="float">
            <text:p>3,11</text:p>
          </table:table-cell>
          <table:table-cell office:value-type="float" office:value="4.68" calcext:value-type="float">
            <text:p>4,68</text:p>
          </table:table-cell>
          <table:table-cell/>
        </table:table-row>
        <table:table-row table:style-name="ro1">
          <table:table-cell office:value-type="string" calcext:value-type="string">
            <text:p>Indirect</text:p>
          </table:table-cell>
          <table:table-cell table:formula="of:=1023*0.8*[.B11]/1.2" office:value-type="float" office:value="5101.36" calcext:value-type="float">
            <text:p>5101,36</text:p>
          </table:table-cell>
          <table:table-cell table:formula="of:=1023*0.8*[.C11]/1.2" office:value-type="float" office:value="1486.76" calcext:value-type="float">
            <text:p>1486,76</text:p>
          </table:table-cell>
          <table:table-cell table:formula="of:=1023*0.8*[.D11]/1.2" office:value-type="float" office:value="2121.02" calcext:value-type="float">
            <text:p>2121,02</text:p>
          </table:table-cell>
          <table:table-cell table:formula="of:=1023*0.8*[.E11]/1.2" office:value-type="float" office:value="2346.08" calcext:value-type="float">
            <text:p>2346,08</text:p>
          </table:table-cell>
          <table:table-cell table:formula="of:=1023*0.8*[.F11]/1.2" office:value-type="float" office:value="2121.02" calcext:value-type="float">
            <text:p>2121,02</text:p>
          </table:table-cell>
          <table:table-cell table:formula="of:=1023*0.8*[.G11]/1.2" office:value-type="float" office:value="3191.76" calcext:value-type="float">
            <text:p>3191,76</text:p>
          </table:table-cell>
          <table:table-cell table:formula="of:=SUM([.B12:.G12])" office:value-type="float" office:value="16368" calcext:value-type="float">
            <text:p>16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.00.0000</text:date>, <text:time style:data-style-name="N2" text:time-value="11:53:32.862893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34:40.647088472</meta:creation-date>
    <dc:date>2023-09-27T10:56:30.974046235</dc:date>
    <meta:editing-duration>PT1H21M50S</meta:editing-duration>
    <meta:editing-cycles>3</meta:editing-cycles>
    <meta:generator>LibreOffice/7.6.0.3$MacOSX_X86_64 LibreOffice_project/69edd8b8ebc41d00b4de3915dc82f8f0fc3b6265</meta:generator>
    <meta:document-statistic meta:table-count="1" meta:cell-count="47" meta:object-count="0"/>
  </office:meta>
</office:document-meta>
</file>